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soleil brillait haut dans le ciel en cette douce journée de fin de printemps. Un air détendu sur le visage, Edward se promenait dans Palema, reprenant ainsi une habitude qu'il avait récemment perdue à cause de la succession d'événements qui étaient un à un venus bouleverser sa petite vie tranquille, aboutissant au final à son intégration au sein des Nephils. C'était il y a quoi, deux semaines peut-être ? En tout cas, suffisamment pour que le garçon ait eu le temps de digérer l'avalanche de révélations toutes plus incroyables les unes que les autres auxquels il avait été confronté et d'accepter sa nouvelle condition.</text:p>
      <text:p text:style-name="Standard"/>
      <text:p text:style-name="Standard">Tout en croquant allègrement à pleines dents dans une tablette de chocolat, le blondin errait donc au gré des rues du quartier Est de Palema. Voilà une sympathique découverte qu'il avait faite quelques jours plus tôt ; Edward pouvait à présent manger autant de sucreries qu'il le voulait sans se trouver mal ni prendre un gramme. Alors il ne s'en privait pas et portait désormais en permanence une coquette réserve de chocolat avec lui. Quant à savoir si c'était un trait que tous les contractants partageaient ou bien s'il lui était réservé, le garçon aux yeux de jade n'avait pas encore eu le temps de poser la question à l'un de ses mentors. Après tout, on lui avait promis des pouvoirs en rapport avec son vœu, et pour l'instant il n'avait perçu aucun changement, si ce n'était une meilleure condition physique -qui était elle a priori due à sa nouvelle nature- et cette particularité. Autant dire que jusqu'à présent, tout ceci était plutôt décevant.</text:p>
      <text:p text:style-name="Standard"/>
      <text:p text:style-name="Standard">Perdu dans ses songes, Edward continuait à déambuler sans réel but au fil des artères. C'est alors que, au moment de passer devant une petite ruelle sombre, l'adolescent remarqua quelque chose au milieu de celle-ci : une silhouette sombre à la forme humanoïde qui semblait en train de susurrer à l'oreille d'un mendiant assis là. Le souvenir douloureux de sa macabre découverte dans la maison familiale et les explications d'Alice refirent surface, s'imposant à son esprit. Une Omb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23T12:41:53.04</meta:creation-date>
    <dc:date>2017-06-23T13:30:17.35</dc:date>
    <meta:editing-duration>PT47M50S</meta:editing-duration>
    <meta:editing-cycles>83</meta:editing-cycles>
    <meta:generator>OpenOffice/4.1.3$Win32 OpenOffice.org_project/413m1$Build-9783</meta:generator>
    <meta:document-statistic meta:table-count="0" meta:image-count="0" meta:object-count="0" meta:page-count="1" meta:paragraph-count="3" meta:word-count="347" meta:character-count="2065"/>
  </office:meta>
</office:document-meta>
</file>